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5cm" svg:stroke-color="#c0c0c0" draw:fill="none" draw:fill-color="#ffffff" fo:padding-top="-0.025cm" fo:padding-bottom="-0.025cm" fo:padding-left="-0.025cm" fo:padding-right="-0.02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rect draw:style-name="gr1" draw:layer="layout" svg:width="2cm" svg:height="2cm" svg:x="0cm" svg:y="0cm">
            <text:p/>
          </draw:rect>
          <draw:line draw:style-name="gr2" draw:layer="layout" svg:x1="1cm" svg:y1="0.2cm" svg:x2="1cm" svg:y2="1.8cm">
            <text:p/>
          </draw:line>
          <draw:line draw:style-name="gr2" draw:layer="layout" svg:x1="0.2cm" svg:y1="1cm" svg:x2="1.8cm" svg:y2="1cm">
            <text:p/>
          </draw:line>
          <draw:line draw:style-name="gr1" draw:layer="layout" svg:x1="0.2cm" svg:y1="0.8cm" svg:x2="1.8cm" svg:y2="1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ybernetics - factor-0to-1</dc:title>
    <meta:creation-date>2011-02-07T17:10:06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